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justify"/>
    </style:style>
    <style:style style:name="P2" style:parent-style-name="Textbody" style:family="paragraph">
      <style:paragraph-properties fo:text-align="justify"/>
    </style:style>
    <style:style style:name="T3" style:parent-style-name="Fonteparág.padrão" style:family="text">
      <style:text-properties fo:background-color="#FFFF00"/>
    </style:style>
    <style:style style:name="T4" style:parent-style-name="Fonteparág.padrão" style:family="text">
      <style:text-properties fo:background-color="#FFFF00"/>
    </style:style>
    <style:style style:name="T5" style:parent-style-name="Fonteparág.padrão" style:family="text">
      <style:text-properties fo:background-color="#FFFF00"/>
    </style:style>
    <style:style style:name="T6" style:parent-style-name="Fonteparág.padrão" style:family="text">
      <style:text-properties fo:background-color="#FFFF00"/>
    </style:style>
    <style:style style:name="T7" style:parent-style-name="Fonteparág.padrão" style:family="text">
      <style:text-properties fo:background-color="#FFFF00"/>
    </style:style>
    <style:style style:name="T8" style:parent-style-name="Fonteparág.padrão" style:family="text">
      <style:text-properties fo:background-color="#FFFF00"/>
    </style:style>
    <style:style style:name="P9" style:parent-style-name="Textbody" style:family="paragraph">
      <style:paragraph-properties fo:text-align="justify"/>
    </style:style>
    <style:style style:name="T10" style:parent-style-name="Fonteparág.padrão" style:family="text">
      <style:text-properties fo:background-color="#FFFF00"/>
    </style:style>
    <style:style style:name="T11" style:parent-style-name="Fonteparág.padrão" style:family="text">
      <style:text-properties fo:background-color="#FFFF00"/>
    </style:style>
    <style:style style:name="T12" style:parent-style-name="Fonteparág.padrão" style:family="text">
      <style:text-properties fo:background-color="#FFFF00"/>
    </style:style>
    <style:style style:name="P13" style:parent-style-name="Textbody" style:family="paragraph">
      <style:paragraph-properties fo:text-align="justify"/>
    </style:style>
    <style:style style:name="T14" style:parent-style-name="Fonteparág.padrão" style:family="text">
      <style:text-properties fo:background-color="#FFFF00"/>
    </style:style>
    <style:style style:name="T15" style:parent-style-name="Fonteparág.padrão" style:family="text">
      <style:text-properties fo:background-color="#FFFF00"/>
    </style:style>
    <style:style style:name="T16" style:parent-style-name="Fonteparág.padrão" style:family="text">
      <style:text-properties fo:background-color="#FFFF00"/>
    </style:style>
    <style:style style:name="T17" style:parent-style-name="Fonteparág.padrão" style:family="text">
      <style:text-properties fo:background-color="#FFFF00"/>
    </style:style>
    <style:style style:name="P18" style:parent-style-name="Textbody" style:family="paragraph">
      <style:paragraph-properties fo:text-align="justify"/>
    </style:style>
    <style:style style:name="P19" style:parent-style-name="Textbody" style:list-style-name="LFO1" style:family="paragraph">
      <style:paragraph-properties fo:text-align="justify"/>
    </style:style>
    <style:style style:name="T20" style:parent-style-name="StrongEmphasis" style:family="text">
      <style:text-properties fo:background-color="#FFFF00"/>
    </style:style>
    <style:style style:name="T21" style:parent-style-name="Fonteparág.padrão" style:family="text">
      <style:text-properties fo:background-color="#FFFF00"/>
    </style:style>
    <style:style style:name="P22" style:parent-style-name="Textbody" style:list-style-name="LFO1" style:family="paragraph">
      <style:paragraph-properties fo:text-align="justify"/>
    </style:style>
    <style:style style:name="T23" style:parent-style-name="StrongEmphasis" style:family="text">
      <style:text-properties fo:background-color="#FFFF00"/>
    </style:style>
    <style:style style:name="T24" style:parent-style-name="Fonteparág.padrão" style:family="text">
      <style:text-properties fo:background-color="#FFFF00"/>
    </style:style>
    <style:style style:name="P25" style:parent-style-name="Textbody" style:list-style-name="LFO1" style:family="paragraph">
      <style:paragraph-properties fo:text-align="justify"/>
    </style:style>
    <style:style style:name="T26" style:parent-style-name="StrongEmphasis" style:family="text">
      <style:text-properties fo:background-color="#FFFF00"/>
    </style:style>
    <style:style style:name="T27" style:parent-style-name="Fonteparág.padrão" style:family="text">
      <style:text-properties fo:background-color="#FFFF00"/>
    </style:style>
    <style:style style:name="P28" style:parent-style-name="Textbody" style:family="paragraph">
      <style:paragraph-properties fo:text-align="justify"/>
    </style:style>
    <style:style style:name="T29" style:parent-style-name="StrongEmphasis" style:family="text">
      <style:text-properties fo:background-color="#FFFF00"/>
    </style:style>
    <style:style style:name="T30" style:parent-style-name="Fonteparág.padrão" style:family="text">
      <style:text-properties fo:background-color="#FFFF00"/>
    </style:style>
    <style:style style:name="T31" style:parent-style-name="StrongEmphasis" style:family="text">
      <style:text-properties fo:background-color="#FFFF00"/>
    </style:style>
    <style:style style:name="T32" style:parent-style-name="Fonteparág.padrão" style:family="text">
      <style:text-properties fo:background-color="#FFFF00"/>
    </style:style>
    <style:style style:name="P33" style:parent-style-name="Textbody" style:family="paragraph">
      <style:paragraph-properties fo:text-align="justify"/>
    </style:style>
    <style:style style:name="P34" style:parent-style-name="Textbody" style:list-style-name="LFO2" style:family="paragraph"/>
    <style:style style:name="P35" style:parent-style-name="Textbody" style:list-style-name="LFO2" style:family="paragraph"/>
    <style:style style:name="P36" style:parent-style-name="Textbody" style:list-style-name="LFO2" style:family="paragraph"/>
    <style:style style:name="P37" style:parent-style-name="Textbody" style:list-style-name="LFO2" style:family="paragraph"/>
    <style:style style:name="P38" style:parent-style-name="Textbody" style:list-style-name="LFO2" style:family="paragraph"/>
    <style:style style:name="P39" style:parent-style-name="Textbody" style:list-style-name="LFO2" style:family="paragraph"/>
    <style:style style:name="P40" style:parent-style-name="Textbody" style:list-style-name="LFO2" style:family="paragraph"/>
    <style:style style:name="P41" style:parent-style-name="Textbody" style:list-style-name="LFO2" style:family="paragraph"/>
    <style:style style:name="P42" style:parent-style-name="Textbody" style:list-style-name="LFO2" style:family="paragraph"/>
    <style:style style:name="P43" style:parent-style-name="Textbody" style:list-style-name="LFO2" style:family="paragraph"/>
  </office:automatic-styles>
  <office:body>
    <office:text text:use-soft-page-breaks="true">
      <text:p text:style-name="P1"><text:span text:style-name="StrongEmphasis">Resumo sobre Inteligência Artificial (IA) – Dia 1</text:span></text:p>
      <text:p text:style-name="P2"><text:span text:style-name="T3">A Inteligência Artificial (IA) é um campo da ciência da computação</text:span><text:s/>voltado para o<text:s/><text:span text:style-name="T4">desenvolvimento de sistemas</text:span><text:s/>e<text:s/><text:span text:style-name="T5">máquinas</text:span><text:s/>que<text:s/><text:span text:style-name="T6">realizam tarefas que normalmente exigiriam inteligência humana</text:span>, como<text:s/><text:span text:style-name="T7">raciocínio, aprendizado</text:span>,<text:s/><text:span text:style-name="T8">tomada de decisões e processamento de linguagem natural</text:span>.</text:p>
      <text:p text:style-name="P9">Ao longo dos anos, a IA evoluiu de simples algoritmos para sistemas complexos<text:s/><text:span text:style-name="T10">capazes de interpretar grandes volumes de dados, aprender com experiências passadas e se adaptar a novas situações</text:span>. A Ciência de Dados e a IA são áreas interligadas, mas com enfoques distintos: enquanto<text:s/><text:span text:style-name="T11">a Ciência de Dados busca extrair insights de grandes volumes de dados</text:span>, a<text:s/><text:span text:style-name="T12">IA desenvolve algoritmos para automatizar tarefas cognitivas</text:span>. Ambas se complementam, utilizando técnicas como aprendizado de máquina para melhorar a análise de dados.</text:p>
      <text:p text:style-name="P13">As principais<text:s/><text:span text:style-name="T14">tecnologias da IA</text:span><text:s/>incluem o aprendizado de máquina (<text:span text:style-name="T15">machine learning</text:span>), o aprendizado profundo (<text:span text:style-name="T16">deep learning</text:span>) e o processamento de linguagem natural (<text:span text:style-name="T17">NLP</text:span>), que permitem a criação de sistemas avançados para previsão, reconhecimento de padrões e interação com humanos. A IA já é amplamente utilizada em diversos setores, auxiliando empresas a melhorar eficiência, personalizar experiências e tomar decisões informadas.</text:p>
      <text:p text:style-name="P18">Os métodos utilizados pela IA incluem:</text:p>
      <text:list text:style-name="LFO1" text:continue-numbering="true">
        <text:list-item>
          <text:p text:style-name="P19"><text:span text:style-name="T20">Aprendizado de Máquina:</text:span><text:span text:style-name="T21"><text:s/>permite que computadores aprendam padrões a partir de dados sem serem programados explicitamente.</text:span></text:p>
        </text:list-item>
        <text:list-item>
          <text:p text:style-name="P22"><text:span text:style-name="T23">Redes Neurais Artificiais:</text:span><text:span text:style-name="T24"><text:s/>inspiradas no funcionamento do cérebro humano, ajudam a IA a reconhecer padrões e tomar decisões</text:span>.</text:p>
        </text:list-item>
        <text:list-item>
          <text:p text:style-name="P25"><text:span text:style-name="T26">Processamento de Linguagem Natural (NLP):</text:span><text:span text:style-name="T27"><text:s/>capacita sistemas a compreender e interagir com seres humanos através da fala e escrita.</text:span></text:p>
        </text:list-item>
      </text:list>
      <text:p text:style-name="P28">O desenvolvimento de uma IA envolve coleta e processamento de dados, treinamento de modelos, inferência e aprendizado contínuo. A IA pode ser classificada em<text:s/><text:span text:style-name="T29">IA Fraca</text:span><text:span text:style-name="T30">, focada em tarefas específicas</text:span>, e<text:s/><text:span text:style-name="T31">IA Forte</text:span><text:span text:style-name="T32">, que busca replicar a inteligência humana em diversos contextos</text:span>.</text:p>
      <text:p text:style-name="P33">A adoção da IA é uma necessidade na era digital, pois permite avanços significativos em eficiência, automação e interação com máquinas, influenciando diversas áreas da sociedade e da tecnologia.</text:p>
      <text:p text:style-name="HorizontalLine"/>
      <text:p text:style-name="Textbody"><text:span text:style-name="StrongEmphasis">Questões e Respostas sobre Inteligência Artificial (IA)</text:span></text:p>
      <text:list text:style-name="LFO2" text:continue-numbering="true">
        <text:list-item>
          <text:p text:style-name="P34"><text:span text:style-name="StrongEmphasis">O que é Inteligência Artificial (IA)?</text:span><text:line-break/>R: É um campo da ciência da computação dedicado ao desenvolvimento de sistemas que realizam tarefas que normalmente exigiriam inteligência humana.</text:p>
        </text:list-item>
        <text:list-item>
          <text:p text:style-name="P35"><text:span text:style-name="StrongEmphasis">Como a IA evoluiu ao longo do tempo?</text:span><text:line-break/>R: Passou de simples algoritmos de resolução de problemas para sistemas autônomos capazes de interpretar dados, aprender e se adaptar a novas situações.</text:p>
        </text:list-item>
        <text:list-item>
          <text:p text:style-name="P36"><text:span text:style-name="StrongEmphasis">Qual a relação entre Ciência de Dados e IA?</text:span><text:line-break/>R: A Ciência de Dados extrai insights de grandes volumes de dados, enquanto a IA cria algoritmos para automatizar decisões e identificar padrões. Ambas se complementam.</text:p>
        </text:list-item>
        <text:list-item>
          <text:p text:style-name="P37"><text:span text:style-name="StrongEmphasis">Quais as principais tecnologias que impulsionam a IA?</text:span><text:line-break/>R: Machine Learning, Deep Learning e Processamento de Linguagem Natural (NLP).</text:p>
        </text:list-item>
        <text:list-item>
          <text:p text:style-name="P38"><text:span text:style-name="StrongEmphasis">O que é aprendizado de máquina?</text:span><text:line-break/>R: É uma técnica da IA que permite que computadores aprendam padrões a partir de dados sem serem programados explicitamente.</text:p>
        </text:list-item>
        <text:list-item>
          <text:p text:style-name="P39"><text:span text:style-name="StrongEmphasis">Como funcionam as redes neurais artificiais?</text:span><text:line-break/>R: São modelos inspirados no cérebro humano que utilizam camadas de neurônios artificiais para processar informações e reconhecer padrões.</text:p>
        </text:list-item>
        <text:list-item>
          <text:p text:style-name="P40"><text:span text:style-name="StrongEmphasis">O que é Processamento de Linguagem Natural (NLP)?</text:span><text:line-break/>R: É uma área da IA que permite que computadores compreendam e interajam com seres humanos por meio da fala e escrita.</text:p>
        </text:list-item>
        <text:list-item>
          <text:p text:style-name="P41"><text:span text:style-name="StrongEmphasis">Como a IA é utilizada no dia a dia?</text:span><text:line-break/>R: Em assistentes virtuais, recomendações de conteúdo, análise preditiva em finanças, diagnósticos médicos, entre outros.</text:p>
        </text:list-item>
        <text:list-item>
          <text:p text:style-name="P42"><text:span text:style-name="StrongEmphasis">Qual a diferença entre IA Fraca e IA Forte?</text:span><text:line-break/>R: A IA Fraca realiza tarefas específicas, como reconhecimento de voz, enquanto a IA Forte busca replicar a inteligência humana em diversos contextos.</text:p>
        </text:list-item>
        <text:list-item>
          <text:p text:style-name="P43"><text:span text:style-name="StrongEmphasis">Por que a adoção da IA é importante na era digital?</text:span><text:line-break/>R: Porque melhora eficiência, automatiza processos e permite melhores tomadas de decisão, tornando-se essencial para a competitividade no mercado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07T07:59:00Z</meta:creation-date>
    <dc:date>2025-03-10T14:35:00Z</dc:date>
    <meta:template xlink:href="Normal.dotm" xlink:type="simple"/>
    <meta:editing-cycles>4</meta:editing-cycles>
    <meta:editing-duration>PT1560S</meta:editing-duration>
    <meta:document-statistic meta:page-count="2" meta:paragraph-count="7" meta:word-count="625" meta:character-count="3999" meta:row-count="28" meta:non-whitespace-character-count="3381"/>
  </office:meta>
</office:document-meta>
</file>